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3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p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WKUP/USART2_CTS/ADC1_CH0/ADC2_CH0/TIM2_CH1_ ET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ADC1_CH1/ ADC2_CH1/TIM2_CH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ADC1_CH2/ADC2_CH2/TIM2_CH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ADC1_CH3/ADC2_CH3/TIM2_CH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NSS/USART2_CK/ADC1_CH4/ADC2_CH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ADC1_CH5/ADC2_CH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ADC1_CH6/ADC2_CH6/TIM3_CH1</text:p>
          </table:table-cell>
          <table:table-cell office:value-type="string" calcext:value-type="string">
            <text:p>TIM1_CH1N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ADC1_CH7/ADC2_CH7/TIM3_CH2</text:p>
          </table:table-cell>
          <table:table-cell office:value-type="string" calcext:value-type="string">
            <text:p>TIM1_CH1N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USART1_CK/TIM1_CH1/MC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SART1_TX/TIM1_CH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SART1_RX/TIM1_CH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ART1_CTS/CAN_RX/USB_DM/TIM1_CH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ART1_RTS/CAN_TX/<text:span text:style-name="T1">USB_DP</text:span>/TIM1_ET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JTMS/SWDIO</text:p>
          </table:table-cell>
          <table:table-cell office:value-type="string" calcext:value-type="string">
            <text:p>PA13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JTCK/SWCLK</text:p>
          </table:table-cell>
          <table:table-cell office:value-type="string" calcext:value-type="string">
            <text:p>PA14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_ ETR/PA15/SPI1_NSS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1_CH8/ADC2_CH8/TIM3_CH3</text:p>
          </table:table-cell>
          <table:table-cell office:value-type="string" calcext:value-type="string">
            <text:p>TIM1_CH2N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1_CH9/ADC2_CH9/TIM3_CH4</text:p>
          </table:table-cell>
          <table:table-cell office:value-type="string" calcext:value-type="string">
            <text:p>TIM1_CH3N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TIM2_CH2/PB3/TRACE_SWO/SPI1_SCK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JNTRST</text:p>
          </table:table-cell>
          <table:table-cell office:value-type="string" calcext:value-type="string">
            <text:p>TIM3_CH1/PB4/SPI1_MISO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I2C1_SMBAl</text:p>
          </table:table-cell>
          <table:table-cell office:value-type="string" calcext:value-type="string">
            <text:p>TIM3_CH2/SPI1_MOSI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/TIM4_CH1</text:p>
          </table:table-cell>
          <table:table-cell office:value-type="string" calcext:value-type="string">
            <text:p>USART1_TX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TIM4_CH2</text:p>
          </table:table-cell>
          <table:table-cell office:value-type="string" calcext:value-type="string">
            <text:p>USART1_RX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I2C1_SCL/CAN_RX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/CAN_TX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I2C2_SCL/USART3_TX</text:p>
          </table:table-cell>
          <table:table-cell office:value-type="string" calcext:value-type="string">
            <text:p>TIM2_CH3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USART3_RX</text:p>
          </table:table-cell>
          <table:table-cell office:value-type="string" calcext:value-type="string">
            <text:p>TIM2_CH4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I2C2_SMBA/USART3_CK/TIM1_BK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USART3_CTS/TIM1_CH1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USART3_RTS/TIM1_CH2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TIM1_CH3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1_CH10/ADC2_CH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1_CH11/ADC2_CH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1_CH12ADC2_CH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1_CH13/ADC2_CH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1_CH14/ADC2_CH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1_CH15/ADC2_CH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1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2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RX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_RX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_TX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IM3_ET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TS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TX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RX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2_CK</text:p>
          </table:table-cell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TX</text:p>
          </table:table-cell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RX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K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1/USART3_RTS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3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4_CH4</text:p>
          </table:table-cell>
        </table:table-row>
        <table:table-row table:style-name="ro1">
          <table:table-cell office:value-type="string" calcext:value-type="string">
            <text:p>PE0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2</text:p>
          </table:table-cell>
          <table:table-cell office:value-type="string" calcext:value-type="string">
            <text:p>TRACE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N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N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9:37:31.731701779</meta:creation-date>
    <dc:date>2022-01-30T20:10:06.744866356</dc:date>
    <meta:editing-duration>PT31M58S</meta:editing-duration>
    <meta:editing-cycles>83</meta:editing-cycles>
    <meta:generator>LibreOffice/6.0.7.3$Linux_X86_64 LibreOffice_project/00m0$Build-3</meta:generator>
    <meta:document-statistic meta:table-count="1" meta:cell-count="243" meta:object-count="0"/>
  </office:meta>
</office:document-meta>
</file>